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]^[.B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]^[.B4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5]^[.B5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6]^[.B6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7]^[.B7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8]^[.B8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9]^[.B9]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A10]^[.B10]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A11]^[.B11]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12]^[.B12]" office:value-type="float" office:value="1024" calcext:value-type="float">
            <text:p>1024</text:p>
          </table:table-cell>
          <table:table-cell table:number-columns-repeated="3"/>
          <table:table-cell table:formula="of:=DEC2HEX([.C12])" office:value-type="string" office:string-value="400" calcext:value-type="string">
            <text:p>4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A13]^[.B13]" office:value-type="float" office:value="2048" calcext:value-type="float">
            <text:p>2048</text:p>
          </table:table-cell>
          <table:table-cell/>
          <table:table-cell office:value-type="float" office:value="44000" calcext:value-type="float">
            <text:p>44000</text:p>
          </table:table-cell>
          <table:table-cell table:formula="of:=[.E13]/[.C13]" office:value-type="float" office:value="21.484375" calcext:value-type="float">
            <text:p>21.484375</text:p>
          </table:table-cell>
          <table:table-cell table:formula="of:=DEC2HEX([.C13])" office:value-type="string" office:string-value="800" calcext:value-type="string">
            <text:p>8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14]^[.B14]" office:value-type="float" office:value="4096" calcext:value-type="float">
            <text:p>4096</text:p>
          </table:table-cell>
          <table:table-cell table:formula="of:=[.C14]/16" office:value-type="float" office:value="256" calcext:value-type="float">
            <text:p>256</text:p>
          </table:table-cell>
          <table:table-cell office:value-type="float" office:value="44000" calcext:value-type="float">
            <text:p>44000</text:p>
          </table:table-cell>
          <table:table-cell table:formula="of:=[.E14]/[.C14]" office:value-type="float" office:value="10.7421875" calcext:value-type="float">
            <text:p>10.7421875</text:p>
          </table:table-cell>
          <table:table-cell table:formula="of:=DEC2HEX([.C14])" office:value-type="string" office:string-value="1000" calcext:value-type="string">
            <text:p>1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15]^[.B15]" office:value-type="float" office:value="8192" calcext:value-type="float">
            <text:p>8192</text:p>
          </table:table-cell>
          <table:table-cell table:number-columns-repeated="3"/>
          <table:table-cell table:formula="of:=DEC2HEX([.C15])" office:value-type="string" office:string-value="2000" calcext:value-type="string">
            <text:p>2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16]^[.B16]" office:value-type="float" office:value="16384" calcext:value-type="float">
            <text:p>16384</text:p>
          </table:table-cell>
          <table:table-cell table:formula="of:=[.C16]/2048" office:value-type="float" office:value="8" calcext:value-type="float">
            <text:p>8</text:p>
          </table:table-cell>
          <table:table-cell table:formula="of:=[.C16]*4" office:value-type="float" office:value="65536" calcext:value-type="float">
            <text:p>65536</text:p>
          </table:table-cell>
          <table:table-cell/>
          <table:table-cell table:formula="of:=DEC2HEX([.C16])" office:value-type="string" office:string-value="4000" calcext:value-type="string">
            <text:p>4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17]^[.B17]" office:value-type="float" office:value="32768" calcext:value-type="float">
            <text:p>32768</text:p>
          </table:table-cell>
          <table:table-cell table:formula="of:=[.C17]/2048" office:value-type="float" office:value="16" calcext:value-type="float">
            <text:p>16</text:p>
          </table:table-cell>
          <table:table-cell table:number-columns-repeated="2"/>
          <table:table-cell table:formula="of:=DEC2HEX([.C17])" office:value-type="string" office:string-value="8000" calcext:value-type="string">
            <text:p>8000</text:p>
          </table:table-cell>
          <table:table-cell office:value-type="float" office:value="8888" calcext:value-type="float">
            <text:p>8888</text:p>
          </table:table-cell>
          <table:table-cell table:formula="of:=DEC2HEX([.H17])" office:value-type="string" office:string-value="22B8" calcext:value-type="string">
            <text:p>22B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18]^[.B18]" office:value-type="float" office:value="65536" calcext:value-type="float">
            <text:p>65536</text:p>
          </table:table-cell>
          <table:table-cell table:number-columns-repeated="3"/>
          <table:table-cell table:formula="of:=DEC2HEX([.C18])" office:value-type="string" office:string-value="10000" calcext:value-type="string">
            <text:p>1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19]^[.B19]" office:value-type="float" office:value="131072" calcext:value-type="float">
            <text:p>131072</text:p>
          </table:table-cell>
          <table:table-cell office:value-type="float" office:value="131072" calcext:value-type="float">
            <text:p>131072</text:p>
          </table:table-cell>
          <table:table-cell table:formula="of:=[.D19]/1024" office:value-type="float" office:value="128" calcext:value-type="float">
            <text:p>128</text:p>
          </table:table-cell>
          <table:table-cell/>
          <table:table-cell table:formula="of:=DEC2HEX([.C19])" office:value-type="string" office:string-value="20000" calcext:value-type="string">
            <text:p>20000</text:p>
          </table:table-cell>
          <table:table-cell table:formula="of:=[.C19]/44000" office:value-type="float" office:value="2.97890909090909" calcext:value-type="float">
            <text:p>2.978909090909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20]^[.B20]" office:value-type="float" office:value="262144" calcext:value-type="float">
            <text:p>262144</text:p>
          </table:table-cell>
          <table:table-cell table:number-columns-repeated="3"/>
          <table:table-cell table:formula="of:=DEC2HEX([.C20])" office:value-type="string" office:string-value="40000" calcext:value-type="string">
            <text:p>4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21]^[.B21]" office:value-type="float" office:value="524288" calcext:value-type="float">
            <text:p>524288</text:p>
          </table:table-cell>
          <table:table-cell table:number-columns-repeated="3"/>
          <table:table-cell table:formula="of:=DEC2HEX([.C21])" office:value-type="string" office:string-value="80000" calcext:value-type="string">
            <text:p>8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A22]^[.B22]" office:value-type="float" office:value="1048576" calcext:value-type="float">
            <text:p>1048576</text:p>
          </table:table-cell>
          <table:table-cell office:value-type="float" office:value="1048576" calcext:value-type="float">
            <text:p>1048576</text:p>
          </table:table-cell>
          <table:table-cell table:formula="of:=[.D22]/[.D19]" office:value-type="float" office:value="8" calcext:value-type="float">
            <text:p>8</text:p>
          </table:table-cell>
          <table:table-cell/>
          <table:table-cell table:formula="of:=DEC2HEX([.C22])" office:value-type="string" office:string-value="100000" calcext:value-type="string">
            <text:p>10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A23]^[.B23]" office:value-type="float" office:value="2097152" calcext:value-type="float">
            <text:p>20971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A24]^[.B24]" office:value-type="float" office:value="4194304" calcext:value-type="float">
            <text:p>41943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25]^[.B25]" office:value-type="float" office:value="8388608" calcext:value-type="float">
            <text:p>83886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A26]^[.B26]" office:value-type="float" office:value="16777216" calcext:value-type="float">
            <text:p>16777216</text:p>
          </table:table-cell>
          <table:table-cell office:value-type="float" office:value="16777216" calcext:value-type="float">
            <text:p>167772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A27]^[.B27]" office:value-type="float" office:value="33554432" calcext:value-type="float">
            <text:p>335544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A28]^[.B28]" office:value-type="float" office:value="67108864" calcext:value-type="float">
            <text:p>6710886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A29]^[.B29]" office:value-type="float" office:value="134217728" calcext:value-type="float">
            <text:p>1342177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A30]^[.B30]" office:value-type="float" office:value="22876792454961" calcext:value-type="float">
            <text:p>2287679245496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A31]^[.B31]" office:value-type="float" office:value="2.88230376151712E+017" calcext:value-type="float">
            <text:p>2.88230376151712E+01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A32]^[.B32]" office:value-type="float" office:value="9.31322574615479E+020" calcext:value-type="float">
            <text:p>9.31322574615479E+02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A33]^[.B33]" office:value-type="float" office:value="1.3264435183244E+024" calcext:value-type="float">
            <text:p>1.3264435183244E+02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A34]^[.B34]" office:value-type="float" office:value="1.10442767424392E+027" calcext:value-type="float">
            <text:p>1.10442767424392E+027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4000" calcext:value-type="float">
            <text:p>44000</text:p>
          </table:table-cell>
          <table:table-cell table:formula="of:=[.A2]/[.B2]" office:value-type="float" office:value="22.7272727272727" calcext:value-type="float">
            <text:p>22.7272727272727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80000000" calcext:value-type="float">
            <text:p>80000000</text:p>
          </table:table-cell>
          <table:table-cell office:value-type="float" office:value="8" calcext:value-type="float">
            <text:p>8</text:p>
          </table:table-cell>
          <table:table-cell table:formula="of:=[.B6]/[.C6]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/>
          <table:table-cell table:formula="of:=[.B6]" office:value-type="float" office:value="80000000" calcext:value-type="float">
            <text:p>80000000</text:p>
          </table:table-cell>
          <table:table-cell office:value-type="float" office:value="2" calcext:value-type="float">
            <text:p>2</text:p>
          </table:table-cell>
          <table:table-cell table:formula="of:=[.B7]/[.C7]" office:value-type="float" office:value="40000000" calcext:value-type="float">
            <text:p>40000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B7]" office:value-type="float" office:value="80000000" calcext:value-type="float">
            <text:p>80000000</text:p>
          </table:table-cell>
          <table:table-cell office:value-type="float" office:value="2048" calcext:value-type="float">
            <text:p>2048</text:p>
          </table:table-cell>
          <table:table-cell table:formula="of:=[.B9]/[.C9]" office:value-type="float" office:value="39062.5" calcext:value-type="float">
            <text:p>3906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80000000" calcext:value-type="float">
            <text:p>80000000</text:p>
          </table:table-cell>
          <table:table-cell office:value-type="float" office:value="8" calcext:value-type="float">
            <text:p>8</text:p>
          </table:table-cell>
          <table:table-cell table:formula="of:=[.B11]/[.C11]" office:value-type="float" office:value="10000000" calcext:value-type="float">
            <text:p>10000000</text:p>
          </table:table-cell>
          <table:table-cell table:formula="of:=[.D11]/45" office:value-type="float" office:value="222222.222222222" calcext:value-type="float">
            <text:p>222222.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1:00:03.014077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5:14:27.300983277</meta:creation-date>
    <dc:date>2021-08-05T18:00:01.124947435</dc:date>
    <meta:editing-duration>PT22H8M33S</meta:editing-duration>
    <meta:editing-cycles>6</meta:editing-cycles>
    <meta:generator>LibreOffice/6.4.7.2$Linux_X86_64 LibreOffice_project/40$Build-2</meta:generator>
    <meta:document-statistic meta:table-count="2" meta:cell-count="140" meta:object-count="0"/>
  </office:meta>
</office:document-meta>
</file>